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3.187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4.21cm"/>
    </style:style>
    <style:style style:name="co10" style:family="table-column">
      <style:table-column-properties fo:break-before="auto" style:column-width="4.734cm"/>
    </style:style>
    <style:style style:name="co11" style:family="table-column">
      <style:table-column-properties fo:break-before="auto" style:column-width="2.82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2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2">
          <table:table-cell office:value-type="string">
            <text:p>./APWAActionsRsrc_pl.po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string">
            <text:p>./APWARsrc_pl.po</text:p>
          </table:table-cell>
          <table:table-cell table:number-columns-repeated="3"/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ttestationRsrc_pl.po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AttributeEdit_include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2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2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2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2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2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2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2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2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2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2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2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2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2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2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2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2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2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2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2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2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2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2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2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string">
            <text:p>./ThemeSelector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plControlJ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string">
            <text:p>./UIControlJSRsrc_pl.po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2">
          <table:table-cell office:value-type="string">
            <text:p>./UIControlRegistryRsrc_pl.po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CtrlTag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QueryServ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Renderer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serAppAdmi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Utopia37_AppConfig_pl.po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string">
            <text:p>./VirtualDataExceptionRsrc_pl.po</text:p>
          </table:table-cell>
          <table:table-cell table:number-columns-repeated="3"/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2">
          <table:table-cell office:value-type="string">
            <text:p>./WfConfigRsrc_pl.po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string">
            <text:p>./WorkflowRsrc_pl.po</text:p>
          </table:table-cell>
          <table:table-cell table:number-columns-repeated="3"/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2">
          <table:table-cell office:value-type="string">
            <text:p>./WSPortle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database-ranges>
        <table:database-range table:target-range-address="Arkusz1.A1:Arkusz1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.02.2010</text:date>, <text:time>19:24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creator>Wojciech Kapusta</dc:creator>
    <dc:date>2010-02-19T19:24:08</dc:date>
    <meta:editing-cycles>7</meta:editing-cycles>
    <meta:editing-duration>PT02H06M27S</meta:editing-duration>
    <meta:document-statistic meta:table-count="1" meta:cell-count="3232" meta:object-count="0"/>
    <meta:user-defined meta:name="Informacja 1"/>
    <meta:user-defined meta:name="Informacja 2"/>
    <meta:user-defined meta:name="Informacja 3"/>
    <meta:user-defined meta:name="Informacja 4"/>
  </office:meta>
</office:document-meta>
</file>